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a12" officeooo:paragraph-rsid="00073a12"/>
    </style:style>
    <style:style style:name="P2" style:family="paragraph" style:parent-style-name="Standard">
      <style:paragraph-properties fo:text-align="start" style:justify-single-word="false"/>
      <style:text-properties officeooo:rsid="0008439f" officeooo:paragraph-rsid="0008439f"/>
    </style:style>
    <style:style style:name="P3" style:family="paragraph" style:parent-style-name="Standard">
      <style:paragraph-properties fo:text-align="start" style:justify-single-word="false"/>
      <style:text-properties officeooo:rsid="0008439f" officeooo:paragraph-rsid="002d6a52"/>
    </style:style>
    <style:style style:name="P4" style:family="paragraph" style:parent-style-name="Standard">
      <style:paragraph-properties fo:text-align="start" style:justify-single-word="false"/>
      <style:text-properties officeooo:rsid="00028b3c" officeooo:paragraph-rsid="000e3131"/>
    </style:style>
    <style:style style:name="P5" style:family="paragraph" style:parent-style-name="Standard">
      <style:paragraph-properties fo:text-align="start" style:justify-single-word="false"/>
      <style:text-properties officeooo:rsid="00028b3c" officeooo:paragraph-rsid="001221ea"/>
    </style:style>
    <style:style style:name="P6" style:family="paragraph" style:parent-style-name="Standard">
      <style:paragraph-properties fo:text-align="start" style:justify-single-word="false"/>
      <style:text-properties officeooo:rsid="0001b14c" officeooo:paragraph-rsid="000e3131"/>
    </style:style>
    <style:style style:name="P7" style:family="paragraph" style:parent-style-name="Standard">
      <style:paragraph-properties fo:text-align="start" style:justify-single-word="false"/>
      <style:text-properties officeooo:rsid="00091578" officeooo:paragraph-rsid="00091578"/>
    </style:style>
    <style:style style:name="P8" style:family="paragraph" style:parent-style-name="Standard">
      <style:paragraph-properties fo:text-align="start" style:justify-single-word="false"/>
      <style:text-properties officeooo:rsid="001025c1" officeooo:paragraph-rsid="001025c1"/>
    </style:style>
    <style:style style:name="P9" style:family="paragraph" style:parent-style-name="Standard">
      <style:paragraph-properties fo:text-align="start" style:justify-single-word="false"/>
      <style:text-properties officeooo:rsid="000e3131" officeooo:paragraph-rsid="000e3131"/>
    </style:style>
    <style:style style:name="P10" style:family="paragraph" style:parent-style-name="Standard">
      <style:paragraph-properties fo:text-align="start" style:justify-single-word="false"/>
      <style:text-properties officeooo:rsid="00131140" officeooo:paragraph-rsid="00131140"/>
    </style:style>
    <style:style style:name="P11" style:family="paragraph" style:parent-style-name="Standard">
      <style:paragraph-properties fo:text-align="start" style:justify-single-word="false"/>
      <style:text-properties officeooo:rsid="00131140" officeooo:paragraph-rsid="001221ea"/>
    </style:style>
    <style:style style:name="P12" style:family="paragraph" style:parent-style-name="Standard">
      <style:paragraph-properties fo:text-align="start" style:justify-single-word="false"/>
      <style:text-properties officeooo:rsid="00131140" officeooo:paragraph-rsid="000e3131"/>
    </style:style>
    <style:style style:name="P13" style:family="paragraph" style:parent-style-name="Standard">
      <style:paragraph-properties fo:text-align="start" style:justify-single-word="false"/>
      <style:text-properties officeooo:rsid="0013aa0e" officeooo:paragraph-rsid="0013aa0e"/>
    </style:style>
    <style:style style:name="P14" style:family="paragraph" style:parent-style-name="Standard">
      <style:paragraph-properties fo:text-align="start" style:justify-single-word="false"/>
      <style:text-properties officeooo:rsid="001221ea" officeooo:paragraph-rsid="0013aa0e"/>
    </style:style>
    <style:style style:name="P15" style:family="paragraph" style:parent-style-name="Standard">
      <style:paragraph-properties fo:text-align="start" style:justify-single-word="false"/>
      <style:text-properties officeooo:rsid="00170d29" officeooo:paragraph-rsid="00170d29"/>
    </style:style>
    <style:style style:name="P16" style:family="paragraph" style:parent-style-name="Standard">
      <style:paragraph-properties fo:text-align="start" style:justify-single-word="false"/>
      <style:text-properties officeooo:rsid="0015a674" officeooo:paragraph-rsid="0015a674"/>
    </style:style>
    <style:style style:name="P17" style:family="paragraph" style:parent-style-name="Standard">
      <style:paragraph-properties fo:text-align="start" style:justify-single-word="false"/>
      <style:text-properties officeooo:rsid="0019060c" officeooo:paragraph-rsid="0019060c"/>
    </style:style>
    <style:style style:name="P18" style:family="paragraph" style:parent-style-name="Standard">
      <style:paragraph-properties fo:text-align="start" style:justify-single-word="false"/>
      <style:text-properties officeooo:rsid="001e0f0d" officeooo:paragraph-rsid="001e0f0d"/>
    </style:style>
    <style:style style:name="P19" style:family="paragraph" style:parent-style-name="Standard">
      <style:paragraph-properties fo:text-align="start" style:justify-single-word="false"/>
      <style:text-properties officeooo:rsid="001fbd65" officeooo:paragraph-rsid="001fbd65"/>
    </style:style>
    <style:style style:name="P20" style:family="paragraph" style:parent-style-name="Standard">
      <style:paragraph-properties fo:text-align="start" style:justify-single-word="false"/>
      <style:text-properties officeooo:rsid="0021f818" officeooo:paragraph-rsid="0021f818"/>
    </style:style>
    <style:style style:name="P21" style:family="paragraph" style:parent-style-name="Standard">
      <style:paragraph-properties fo:text-align="start" style:justify-single-word="false"/>
      <style:text-properties officeooo:rsid="0024599e" officeooo:paragraph-rsid="0024599e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73a12" officeooo:paragraph-rsid="00073a12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1b14c" officeooo:paragraph-rsid="000e313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2dd06a" officeooo:paragraph-rsid="002dd06a"/>
    </style:style>
    <style:style style:name="P25" style:family="paragraph" style:parent-style-name="Standard">
      <style:paragraph-properties fo:text-align="start" style:justify-single-word="false"/>
      <style:text-properties officeooo:rsid="002f48bd" officeooo:paragraph-rsid="002f48bd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1fbd65" officeooo:paragraph-rsid="001fbd65"/>
    </style:style>
    <style:style style:name="P27" style:family="paragraph" style:parent-style-name="Standard">
      <style:paragraph-properties fo:text-align="start" style:justify-single-word="false"/>
      <style:text-properties officeooo:rsid="000e3131" officeooo:paragraph-rsid="002d6a52"/>
    </style:style>
    <style:style style:name="P28" style:family="paragraph" style:parent-style-name="Standard">
      <style:paragraph-properties fo:text-align="start" style:justify-single-word="false"/>
      <style:text-properties officeooo:rsid="000e3131" officeooo:paragraph-rsid="000e3131"/>
    </style:style>
    <style:style style:name="P29" style:family="paragraph" style:parent-style-name="Standard">
      <style:paragraph-properties fo:text-align="start" style:justify-single-word="false"/>
      <style:text-properties officeooo:rsid="00345a2b" officeooo:paragraph-rsid="00345a2b"/>
    </style:style>
    <style:style style:name="P30" style:family="paragraph" style:parent-style-name="Standard">
      <style:paragraph-properties fo:text-align="start" style:justify-single-word="false"/>
      <style:text-properties officeooo:rsid="001c133b" officeooo:paragraph-rsid="00345a2b"/>
    </style:style>
    <style:style style:name="P31" style:family="paragraph" style:parent-style-name="Standard">
      <style:paragraph-properties fo:text-align="start" style:justify-single-word="false"/>
      <style:text-properties officeooo:rsid="00028b3c" officeooo:paragraph-rsid="0013aa0e"/>
    </style:style>
    <style:style style:name="P32" style:family="paragraph" style:parent-style-name="Standard">
      <style:paragraph-properties fo:text-align="start" style:justify-single-word="false"/>
      <style:text-properties officeooo:paragraph-rsid="00345a2b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45a2b" officeooo:paragraph-rsid="00345a2b"/>
    </style:style>
    <style:style style:name="P34" style:family="paragraph" style:parent-style-name="Standard">
      <style:paragraph-properties fo:text-align="start" style:justify-single-word="false"/>
      <style:text-properties officeooo:rsid="00352adb" officeooo:paragraph-rsid="00352adb"/>
    </style:style>
    <style:style style:name="T1" style:family="text">
      <style:text-properties officeooo:rsid="0008439f"/>
    </style:style>
    <style:style style:name="T2" style:family="text">
      <style:text-properties officeooo:rsid="000e3131"/>
    </style:style>
    <style:style style:name="T3" style:family="text">
      <style:text-properties officeooo:rsid="00131140"/>
    </style:style>
    <style:style style:name="T4" style:family="text">
      <style:text-properties officeooo:rsid="0014c4dc"/>
    </style:style>
    <style:style style:name="T5" style:family="text">
      <style:text-properties officeooo:rsid="0019060c"/>
    </style:style>
    <style:style style:name="T6" style:family="text">
      <style:text-properties officeooo:rsid="001e0f0d"/>
    </style:style>
    <style:style style:name="T7" style:family="text">
      <style:text-properties officeooo:rsid="0021f818"/>
    </style:style>
    <style:style style:name="T8" style:family="text">
      <style:text-properties officeooo:rsid="0024599e"/>
    </style:style>
    <style:style style:name="T9" style:family="text">
      <style:text-properties officeooo:rsid="0024faaf"/>
    </style:style>
    <style:style style:name="T10" style:family="text">
      <style:text-properties officeooo:rsid="002b73f2"/>
    </style:style>
    <style:style style:name="T11" style:family="text">
      <style:text-properties officeooo:rsid="002dd06a"/>
    </style:style>
    <style:style style:name="T12" style:family="text">
      <style:text-properties officeooo:rsid="002ed35c"/>
    </style:style>
    <style:style style:name="T13" style:family="text">
      <style:text-properties officeooo:rsid="002f48b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45a2b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345a2b"/>
    </style:style>
    <style:style style:name="T18" style:family="text">
      <style:text-properties style:text-underline-style="none" officeooo:rsid="00352a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Functional </text:span>Requirements</text:p>
      <text:p text:style-name="P1"/>
      <text:p text:style-name="P1"/>
      <text:p text:style-name="P8">FR1: User should be able to create an account</text:p>
      <text:p text:style-name="P8"/>
      <text:p text:style-name="P8">FR2: User should be able to log in <text:span text:style-name="T13">with username and password or phone number and password</text:span></text:p>
      <text:p text:style-name="P8"/>
      <text:p text:style-name="P25">FR3: User should be able to log out</text:p>
      <text:p text:style-name="P7"/>
      <text:p text:style-name="P27">FR4: A push notification should be sent when the picture is pulled</text:p>
      <text:p text:style-name="P2"/>
      <text:p text:style-name="P27">FR5: Notifications should be sent to the correct device with the correct topic at the correct time</text:p>
      <text:p text:style-name="P3"/>
      <text:p text:style-name="P24">FR<text:span text:style-name="T13">6</text:span>: Notifications should be received by the device</text:p>
      <text:p text:style-name="P2"/>
      <text:p text:style-name="P7"><text:span text:style-name="T2">FR7: </text:span>The same picture should not be sent twice</text:p>
      <text:p text:style-name="P7"/>
      <text:p text:style-name="P7"><text:span text:style-name="T2">FR8: </text:span>Gallery should be able to <text:span text:style-name="T3">view pictures by topic</text:span></text:p>
      <text:p text:style-name="P7"/>
      <text:p text:style-name="P8">FR<text:span text:style-name="T13">9</text:span>: <text:span text:style-name="T6">Ability</text:span> to view individual pictures</text:p>
      <text:p text:style-name="P2"/>
      <text:p text:style-name="P2"><text:span text:style-name="T2">FR10: </text:span>User should be able to choose to automatically save pictures to their drive</text:p>
      <text:p text:style-name="P2"/>
      <text:p text:style-name="P2"><text:span text:style-name="T2">FR11: </text:span>User should be able to change preferred search engine from settings menu</text:p>
      <text:p text:style-name="P9"/>
      <text:p text:style-name="P8">FR1<text:span text:style-name="T13">2</text:span>: User should be able to delete account</text:p>
      <text:p text:style-name="P8"/>
      <text:p text:style-name="P8">FR1<text:span text:style-name="T13">3</text:span>: <text:span text:style-name="T6">A</text:span>pplication <text:span text:style-name="T6">should be functional</text:span> on web and mobile</text:p>
      <text:p text:style-name="P8"/>
      <text:p text:style-name="P8">F1<text:span text:style-name="T13">4</text:span>: <text:span text:style-name="T6">Ability</text:span> to save or share picture from notification</text:p>
      <text:p text:style-name="P8"/>
      <text:p text:style-name="P15">F1<text:span text:style-name="T13">5</text:span>: User should be able to save or share from <text:span text:style-name="T5">the</text:span> single <text:span text:style-name="T5">image</text:span> view</text:p>
      <text:p text:style-name="P8"/>
      <text:p text:style-name="P16">F1<text:span text:style-name="T13">6</text:span>: <text:span text:style-name="T6">Application should</text:span> <text:span text:style-name="T6">open to gallery if </text:span>signed in</text:p>
      <text:p text:style-name="P16"/>
      <text:p text:style-name="P17">F1<text:span text:style-name="T13">7</text:span>: Pressing on the image in the notification should take you to the single image view</text:p>
      <text:p text:style-name="P18"/>
      <text:p text:style-name="P18">F1<text:span text:style-name="T13">8</text:span>: Settings changes should be saved to user account</text:p>
      <text:p text:style-name="P18"/>
      <text:p text:style-name="P18">F1<text:span text:style-name="T13">9</text:span>: There should be communication between application and Firebase</text:p>
      <text:p text:style-name="P18"/>
      <text:p text:style-name="P19">F<text:span text:style-name="T13">20</text:span>: Sign up form <text:span text:style-name="T12">lets user enter</text:span> account name, password, phone number, topic, and time</text:p>
      <text:p text:style-name="P19"/>
      <text:p text:style-name="P20">F<text:span text:style-name="T11">21</text:span>: User should not be able to name account an existing account name</text:p>
      <text:p text:style-name="P20"/>
      <text:p text:style-name="P21">F2<text:span text:style-name="T13">2</text:span>: User should be able to <text:span text:style-name="T10">enable or disable</text:span> notifications</text:p>
      <text:p text:style-name="P21"/>
      <text:p text:style-name="P21">F2<text:span text:style-name="T13">3</text:span>: User should be able to recover account from phone number</text:p>
      <text:p text:style-name="P26"/>
      <text:p text:style-name="P2"/>
      <text:p text:style-name="P23">Use Cases</text:p>
      <text:p text:style-name="P6"/>
      <text:p text:style-name="P9"><text:span text:style-name="T15">Registered </text:span><text:span text:style-name="T14">User:</text:span></text:p>
      <text:p text:style-name="P30"/>
      <text:p text:style-name="P29">- Views Pictures</text:p>
      <text:p text:style-name="P31"/>
      <text:p text:style-name="P29">- Shares Picture</text:p>
      <text:p text:style-name="P29"/>
      <text:p text:style-name="P29">- Changes their notification settings</text:p>
      <text:p text:style-name="P29"/>
      <text:p text:style-name="P29">- Changes their auto-save settings</text:p>
      <text:p text:style-name="P29"/>
      <text:p text:style-name="P29">- Changes their user information (username, password, email, phone, etc.)</text:p>
      <text:p text:style-name="P29"/>
      <text:p text:style-name="P29">- Reports a picture</text:p>
      <text:p text:style-name="P29"/>
      <text:p text:style-name="P29">- Logs out</text:p>
      <text:p text:style-name="P29"/>
      <text:p text:style-name="P32"><text:span text:style-name="T15">Anonymous User:</text:span></text:p>
      <text:p text:style-name="P32"><text:span text:style-name="T17"/></text:p>
      <text:p text:style-name="P32"><text:span text:style-name="T17">- Views sample gallery</text:span></text:p>
      <text:p text:style-name="P32"><text:span text:style-name="T17"/></text:p>
      <text:p text:style-name="P32"><text:span text:style-name="T17">- Registers/Signs up</text:span></text:p>
      <text:p text:style-name="P32"><text:span text:style-name="T17"/></text:p>
      <text:p text:style-name="P32"><text:span text:style-name="T17">- Signs in</text:span></text:p>
      <text:p text:style-name="P33"/>
      <text:p text:style-name="P33">Admin:</text:p>
      <text:p text:style-name="P33"><text:span text:style-name="T16"/></text:p>
      <text:p text:style-name="P33"><text:span text:style-name="T16">- Views pictures</text:span></text:p>
      <text:p text:style-name="P33"><text:span text:style-name="T16"/></text:p>
      <text:p text:style-name="P33"><text:span text:style-name="T16">- Removes picture</text:span></text:p>
      <text:p text:style-name="P33"><text:span text:style-name="T16"/></text:p>
      <text:p text:style-name="P33"><text:span text:style-name="T16">- Uploads picture</text:span></text:p>
      <text:p text:style-name="P33"><text:span text:style-name="T16"/></text:p>
      <text:p text:style-name="P29"><text:span text:style-name="T16">- </text:span><text:span text:style-name="T18">Changes a user’s settings/information</text:span></text:p>
      <text:p text:style-name="P29"><text:span text:style-name="T18"/></text:p>
      <text:p text:style-name="P34"><text:span text:style-name="T16">- Add/Remove us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3:30:56.265000000</meta:creation-date>
    <dc:date>2020-11-17T12:59:47.957000000</dc:date>
    <meta:editing-duration>PT2H7M30S</meta:editing-duration>
    <meta:editing-cycles>34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3" meta:word-count="324" meta:character-count="1872" meta:non-whitespace-character-count="1591"/>
  </office:meta>
</office:document-meta>
</file>